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8.8472in"/>
    </style:style>
    <style:style style:name="co4" style:family="table-column">
      <style:table-column-properties fo:break-before="auto" style:column-width="5.4189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atasheet</text:p>
          </table:table-cell>
          <table:table-cell table:style-name="ce3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NP</text:p>
          </table:table-cell>
          <table:table-cell table:style-name="ce1" office:value-type="string" calcext:value-type="string">
            <text:p>LCSC #</text:p>
          </table:table-cell>
          <table:table-cell table:style-name="ce3" table:number-columns-repeated="16377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4,C5,C11,C12,C1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6,C7,C8,C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10,C13,C1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603_1608Metri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603_1608Metri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CDSOT23-T24CAN</text:p>
          </table:table-cell>
          <table:table-cell office:value-type="string" calcext:value-type="string">
            <text:p>https://www.littelfuse.com/~/media/electronics/datasheets/tvs_diode_arrays/littelfuse_tvs_diode_array_sm712_datasheet.pdf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5094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B1</text:p>
          </table:table-cell>
          <table:table-cell office:value-type="string" calcext:value-type="string">
            <text:p>CBG321609U121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_SMD:L_1206_3216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927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1,H2,H3,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ountingHole:MountingHole_2.5mm_Pad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,J3</text:p>
          </table:table-cell>
          <table:table-cell office:value-type="string" calcext:value-type="string">
            <text:p>Conn_01x1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18_P2.54mm_Vertic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SOFNG MC-101G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9818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P5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Jumper:SolderJumper-3_P1.3mm_Open_Pad1.0x1.5mm_NumberLab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06_3216Metri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5,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utton_Switch_SMD:SW_Push_1P1T_NO_Vertical_Wuerth_4341330258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UA78M33CDCYR</text:p>
          </table:table-cell>
          <table:table-cell office:value-type="string" calcext:value-type="string">
            <text:p>http://www.ti.com/lit/ds/symlink/ua78.pdf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90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PY32F030K1xT</text:p>
          </table:table-cell>
          <table:table-cell/>
          <table:table-cell office:value-type="string" calcext:value-type="string">
            <text:p>Package_QFP:LQFP-32_7x7mm_P0.8m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MCP2518FD-E/QBB</text:p>
          </table:table-cell>
          <table:table-cell office:value-type="string" calcext:value-type="string">
            <text:p>https://ww1.microchip.com/downloads/aemDocuments/documents/OTH/ProductDocuments/DataSheets/External-CAN-FD-Controller-with-SPI-Interface-DS20006027B.pdf</text:p>
          </table:table-cell>
          <table:table-cell office:value-type="string" calcext:value-type="string">
            <text:p>Package_DFN_QFN:DFN-14-1EP_3x4.5mm_P0.65mm_EP1.65x4.2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2139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MCP2562FD-E/MF</text:p>
          </table:table-cell>
          <table:table-cell office:value-type="string" calcext:value-type="string">
            <text:p>http://ww1.microchip.com/downloads/en/DeviceDoc/25167A.pdf</text:p>
          </table:table-cell>
          <table:table-cell office:value-type="string" calcext:value-type="string">
            <text:p>Custom:MICROCHIP-DFN-3x3x0.9mm-8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351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https://www.ftdichip.com/Support/Documents/DataSheets/ICs/DS_FT230X.pdf</text:p>
          </table:table-cell>
          <table:table-cell office:value-type="string" calcext:value-type="string">
            <text:p>Package_DFN_QFN:QFN-16-1EP_4x4mm_P0.65mm_EP2.1x2.1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28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ystal:Crystal_SMD_TXC_7M-4Pin_3.2x2.5m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2</text:p>
          </table:table-cell>
          <table:table-cell office:value-type="string" calcext:value-type="string">
            <text:p>40MH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rystal:Crystal_SMD_TXC_7M-4Pin_3.2x2.5mm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dc:date>2024-09-29T15:38:57.281499106</dc:date>
    <meta:editing-duration>PT1H14M6S</meta:editing-duration>
    <meta:editing-cycles>9</meta:editing-cycles>
    <meta:document-statistic meta:table-count="1" meta:cell-count="148" meta:object-count="0"/>
  </office:meta>
</office:document-meta>
</file>